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Ph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Id device Supplier</text:p>
          </table:table-cell>
          <table:table-cell office:value-type="string" calcext:value-type="string">
            <text:p>Pallet</text:p>
          </table:table-cell>
          <table:table-cell office:value-type="string" calcext:value-type="string">
            <text:p>Info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3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8" calcext:value-type="float">
            <text:p>12345678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4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9" calcext:value-type="float">
            <text:p>12345679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125</text:p>
          </table:table-cell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80" calcext:value-type="float">
            <text:p>12345680</text:p>
          </table:table-cell>
          <table:table-cell office:value-type="string" calcext:value-type="string">
            <text:p>TTT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  <table:table-cell table:number-columns-repeated="250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6-30T11:14:19.179373000</meta:creation-date>
    <dc:date>2022-07-05T09:46:05.391779500</dc:date>
    <meta:editing-cycles>4</meta:editing-cycles>
    <meta:editing-duration>PT39M38S</meta:editing-duration>
    <meta:document-statistic meta:table-count="1" meta:cell-count="28" meta:object-count="0"/>
    <meta:generator>LibreOffice/6.4.6.2$Linux_X86_64 LibreOffice_project/40$Build-2</meta:generator>
  </office:meta>
</office:document-meta>
</file>